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color="#c9211e"/>
    </style:style>
    <style:style style:name="P2" style:family="paragraph" style:parent-style-name="Standard">
      <style:text-properties officeooo:rsid="000827b0" officeooo:paragraph-rsid="000827b0"/>
    </style:style>
    <style:style style:name="P3" style:family="paragraph" style:parent-style-name="Standard" style:list-style-name="L1">
      <style:text-properties officeooo:rsid="000827b0" officeooo:paragraph-rsid="000827b0"/>
    </style:style>
    <style:style style:name="P4" style:family="paragraph" style:parent-style-name="Standard" style:list-style-name="L1">
      <style:text-properties officeooo:rsid="000827b0" officeooo:paragraph-rsid="000b8298"/>
    </style:style>
    <style:style style:name="P5" style:family="paragraph" style:parent-style-name="Standard" style:list-style-name="L1">
      <style:text-properties officeooo:rsid="000827b0" officeooo:paragraph-rsid="000eac57"/>
    </style:style>
    <style:style style:name="P6" style:family="paragraph" style:parent-style-name="Standard" style:list-style-name="L1">
      <style:text-properties officeooo:rsid="00094479" officeooo:paragraph-rsid="00094479"/>
    </style:style>
    <style:style style:name="P7" style:family="paragraph" style:parent-style-name="Standard">
      <style:text-properties officeooo:rsid="00094479" officeooo:paragraph-rsid="00094479"/>
    </style:style>
    <style:style style:name="P8" style:family="paragraph" style:parent-style-name="Standard" style:list-style-name="L1">
      <style:text-properties officeooo:rsid="0009e2cf" officeooo:paragraph-rsid="0009e2cf"/>
    </style:style>
    <style:style style:name="P9" style:family="paragraph" style:parent-style-name="Standard" style:list-style-name="L1">
      <style:text-properties officeooo:paragraph-rsid="000827b0"/>
    </style:style>
    <style:style style:name="P10" style:family="paragraph" style:parent-style-name="Standard" style:list-style-name="L1">
      <style:text-properties officeooo:rsid="000b8298" officeooo:paragraph-rsid="000b8298"/>
    </style:style>
    <style:style style:name="P11" style:family="paragraph" style:parent-style-name="Standard" style:list-style-name="L1">
      <style:text-properties officeooo:rsid="000df1a4" officeooo:paragraph-rsid="000df1a4"/>
    </style:style>
    <style:style style:name="P12" style:family="paragraph" style:parent-style-name="Standard">
      <style:text-properties officeooo:rsid="001238bd" officeooo:paragraph-rsid="001238bd"/>
    </style:style>
    <style:style style:name="P13" style:family="paragraph" style:parent-style-name="Standard" style:list-style-name="L2">
      <style:text-properties officeooo:rsid="0013a7b7" officeooo:paragraph-rsid="0013a7b7"/>
    </style:style>
    <style:style style:name="P14" style:family="paragraph" style:parent-style-name="Standard" style:list-style-name="L2">
      <style:text-properties officeooo:rsid="001d7e9d" officeooo:paragraph-rsid="001d7e9d"/>
    </style:style>
    <style:style style:name="P15" style:family="paragraph" style:parent-style-name="Title">
      <style:text-properties style:font-name="Liberation Sans" fo:font-size="28pt" fo:font-weight="bold" officeooo:rsid="0020f163" officeooo:paragraph-rsid="0020f163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officeooo:rsid="000827b0"/>
    </style:style>
    <style:style style:name="T2" style:family="text">
      <style:text-properties officeooo:rsid="000d86ab"/>
    </style:style>
    <style:style style:name="T3" style:family="text">
      <style:text-properties officeooo:rsid="000e089c"/>
    </style:style>
    <style:style style:name="T4" style:family="text">
      <style:text-properties officeooo:rsid="00161f6c"/>
    </style:style>
    <style:style style:name="T5" style:family="text">
      <style:text-properties officeooo:rsid="00172c8e"/>
    </style:style>
    <style:style style:name="T6" style:family="text">
      <style:text-properties officeooo:rsid="001e8349"/>
    </style:style>
    <style:style style:name="T7" style:family="text">
      <style:text-properties officeooo:rsid="002072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igitization Realization</text:p>
      <text:h text:style-name="P1" text:outline-level="3">#include &lt;stdint.h&gt;</text:h>
      <text:p text:style-name="P2">1. Github repo wohoo (17.09)</text:p>
      <text:p text:style-name="P2">2. ESP32 ESP-IDF programmeerimine Arduino keelena (Margo) (19.09)</text:p>
      <text:p text:style-name="P2">3. Tellida ja testida “LyraT” platvorm (23.09)</text:p>
      <text:p text:style-name="P2">4. Raua taseme mikrofonid ja linein testimine, to data type of somekind (26.09)</text:p>
      <text:p text:style-name="P2">5. SD card file parsing with audio .wav/ .flac something Codec parsing (03.10) (Margo/ Kaido)</text:p>
      <text:p text:style-name="P2">6. Audio processing and low level analyzis <text:span text:style-name="T5">(Everything is hardwired if)</text:span></text:p>
      <text:list xml:id="list221926308" text:style-name="L1">
        <text:list-item>
          <text:p text:style-name="P3">DFT/ FFT</text:p>
        </text:list-item>
        <text:list-item>
          <text:p text:style-name="P3">Correlation</text:p>
        </text:list-item>
        <text:list-item>
          <text:p text:style-name="P9"><text:span text:style-name="T1">Phase matching and detection</text:span></text:p>
        </text:list-item>
        <text:list-item>
          <text:p text:style-name="P5">Audio normalization <text:span text:style-name="T3">Match sample length ?</text:span></text:p>
        </text:list-item>
        <text:list-item>
          <text:p text:style-name="P3">Filtering (FIR, … )</text:p>
        </text:list-item>
        <text:list-item>
          <text:p text:style-name="P11">Soundlevel measuring in dB</text:p>
        </text:list-item>
      </text:list>
      <text:p text:style-name="P7">7. High level magic <text:span text:style-name="T4">(</text:span>all the sexy stuff<text:span text:style-name="T4">)</text:span></text:p>
      <text:list xml:id="list150709988729996" text:continue-numbering="true" text:style-name="L1">
        <text:list-item>
          <text:p text:style-name="P6">Matrix calculus <text:span text:style-name="T2">or other high level stuff</text:span></text:p>
        </text:list-item>
        <text:list-item>
          <text:p text:style-name="P8">2D sound range/direction detection</text:p>
        </text:list-item>
        <text:list-item>
          <text:p text:style-name="P4">Audio fingerprint detection with FFT</text:p>
        </text:list-item>
        <text:list-item>
          <text:p text:style-name="P10">Voice or word detection*</text:p>
        </text:list-item>
      </text:list>
      <text:p text:style-name="P12">8. Extra wizardry <text:span text:style-name="T4">to go on (Nobody understands how it works, but it’s a must)</text:span></text:p>
      <text:list xml:id="list1434970632" text:style-name="L2">
        <text:list-item>
          <text:p text:style-name="P13">Machine learning</text:p>
        </text:list-item>
        <text:list-item>
          <text:p text:style-name="P14">Coprocessing and using FPGA <text:span text:style-name="T7">accelerator</text:span> <text:span text:style-name="T6">from point 6 and 8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7T14:17:19.325710993</meta:creation-date>
    <dc:date>2019-09-17T15:07:08.726573958</dc:date>
    <meta:editing-duration>PT29M24S</meta:editing-duration>
    <meta:editing-cycles>26</meta:editing-cycles>
    <meta:generator>LibreOffice/6.3.1.2$Linux_X86_64 LibreOffice_project/30$Build-2</meta:generator>
    <meta:document-statistic meta:table-count="0" meta:image-count="0" meta:object-count="0" meta:page-count="1" meta:paragraph-count="22" meta:word-count="151" meta:character-count="896" meta:non-whitespace-character-count="779"/>
  </office:meta>
</office:document-meta>
</file>